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FreeSans2" svg:font-family="FreeSans" style:font-family-generic="swiss"/>
    <style:font-face style:name="Arial1" svg:font-family="Arial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OpenSymbol1" svg:font-family="OpenSymbol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solid" draw:fill-color="#dfdfd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10.5pt" style:font-size-asian="10.5pt" style:font-size-complex="10.5pt"/>
    </style:style>
    <style:style style:name="P4" style:family="paragraph">
      <loext:graphic-properties draw:fill="solid" draw:fill-color="#00000a"/>
    </style:style>
    <style:style style:name="P5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T1" style:family="text">
      <style:text-properties fo:color="#000000" style:font-name="Arial" fo:font-size="10.5pt" style:font-size-asian="10.5pt" style:font-name-complex="Arial" style:font-size-complex="10.5pt"/>
    </style:style>
    <style:style style:name="T2" style:family="text">
      <style:text-properties style:font-name="Bitstream Vera Sans" fo:font-size="10pt" style:font-size-asian="10pt" style:font-size-complex="10pt"/>
    </style:style>
    <style:style style:name="T3" style:family="text">
      <style:text-properties fo:color="#000000" style:font-name="Bitstream Vera Sans" fo:font-size="10pt" style:font-size-asian="10pt" style:font-name-complex="OpenSymbol" style:font-size-complex="10pt"/>
    </style:style>
    <style:style style:name="T4" style:family="text">
      <style:text-properties fo:color="#000000" style:font-name="OpenSymbol" fo:font-size="10.5pt" style:font-size-asian="10.5pt" style:font-name-complex="OpenSymbol" style:font-size-complex="10.5pt"/>
    </style:style>
    <style:style style:name="T5" style:family="text">
      <style:text-properties fo:color="#000000" style:font-name="OpenSymbol" fo:font-size="8pt" style:font-size-asian="8pt" style:font-name-complex="OpenSymbol" style:font-size-complex="8pt"/>
    </style:style>
    <style:style style:name="gr1" style:family="graphic">
      <style:graphic-properties draw:stroke="none" draw:marker-start="" draw:marker-end="" draw:fill="solid" draw:fill-color="#dfdfdf"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0.501cm" fo:padding-top="0cm" fo:padding-bottom="0cm" fo:padding-left="0cm" fo:padding-right="0cm" style:run-through="foreground" style:vertical-pos="from-top" style:vertical-rel="paragraph" style:horizontal-pos="from-left" style:horizontal-rel="paragraph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3.717cm" fo:padding-top="0cm" fo:padding-bottom="0cm" fo:padding-left="0cm" fo:padding-right="0cm" style:run-through="foreground" style:vertical-pos="from-top" style:vertical-rel="paragraph" style:horizontal-pos="from-left" style:horizontal-rel="paragraph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0.979cm" fo:padding-top="0cm" fo:padding-bottom="0cm" fo:padding-left="0cm" fo:padding-right="0cm" style:run-through="foreground" style:vertical-pos="from-top" style:vertical-rel="paragraph" style:horizontal-pos="from-left" style:horizontal-rel="paragraph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3.325cm" fo:padding-top="0cm" fo:padding-bottom="0cm" fo:padding-left="0cm" fo:padding-right="0cm" style:run-through="foreground" style:vertical-pos="from-top" style:vertical-rel="paragraph" style:horizontal-pos="from-left" style:horizontal-rel="paragraph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1.353cm" fo:padding-top="0cm" fo:padding-bottom="0cm" fo:padding-left="0cm" fo:padding-right="0cm" style:run-through="foreground" style:vertical-pos="from-top" style:vertical-rel="paragraph" style:horizontal-pos="from-left" style:horizontal-rel="paragraph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3.711cm" fo:padding-top="0cm" fo:padding-bottom="0cm" fo:padding-left="0cm" fo:padding-right="0cm" style:run-through="foreground" style:vertical-pos="from-top" style:vertical-rel="paragraph" style:horizontal-pos="from-left" style:horizontal-rel="paragraph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2.454cm" fo:padding-top="0cm" fo:padding-bottom="0cm" fo:padding-left="0cm" fo:padding-right="0cm" style:run-through="foreground" style:vertical-pos="from-top" style:vertical-rel="paragraph" style:horizontal-pos="from-left" style:horizontal-rel="paragraph"/>
    </style:style>
    <style:style style:name="gr9" style:family="graphic">
      <style:graphic-properties draw:stroke="none" draw:marker-start="" draw:marker-end="" draw:fill="solid" draw:fill-color="#00000a" style:run-through="foreground" style:vertical-pos="from-top" style:vertical-rel="paragraph" style:horizontal-pos="from-left" style:horizontal-rel="paragraph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3.092cm" fo:padding-top="0cm" fo:padding-bottom="0cm" fo:padding-left="0cm" fo:padding-right="0cm" style:run-through="foreground" style:vertical-pos="from-top" style:vertical-rel="paragraph" style:horizontal-pos="from-left" style:horizontal-rel="paragraph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6.613cm" fo:padding-top="0cm" fo:padding-bottom="0cm" fo:padding-left="0cm" fo:padding-right="0cm" style:run-through="foreground" style:vertical-pos="from-top" style:vertical-rel="paragraph" style:horizontal-pos="from-left" style:horizontal-rel="paragraph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2.286cm" fo:min-width="14.254cm" fo:padding-top="0cm" fo:padding-bottom="0cm" fo:padding-left="0cm" fo:padding-right="0cm" style:run-through="foreground" style:vertical-pos="from-top" style:vertical-rel="paragraph" style:horizontal-pos="from-left" style:horizontal-rel="paragraph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59cm" fo:min-width="0.37cm" fo:padding-top="0cm" fo:padding-bottom="0cm" fo:padding-left="0cm" fo:padding-right="0cm" style:run-through="foreground" style:vertical-pos="from-top" style:vertical-rel="paragraph" style:horizontal-pos="from-left" style:horizontal-rel="paragraph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4.443cm" fo:padding-top="0cm" fo:padding-bottom="0cm" fo:padding-left="0cm" fo:padding-right="0cm" style:run-through="foreground" style:vertical-pos="from-top" style:vertical-rel="paragraph" style:horizontal-pos="from-left" style:horizontal-rel="paragraph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2.485cm" fo:padding-top="0cm" fo:padding-bottom="0cm" fo:padding-left="0cm" fo:padding-right="0cm" style:run-through="foreground" style:vertical-pos="from-top" style:vertical-rel="paragraph" style:horizontal-pos="from-left" style:horizontal-rel="paragraph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2.136cm" fo:min-width="6.715cm" fo:padding-top="0cm" fo:padding-bottom="0cm" fo:padding-left="0cm" fo:padding-right="0cm" style:run-through="foreground" style:vertical-pos="from-top" style:vertical-rel="paragraph" style:horizontal-pos="from-left" style:horizontal-rel="paragraph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7.2cm" fo:padding-top="0cm" fo:padding-bottom="0cm" fo:padding-left="0cm" fo:padding-right="0cm" style:run-through="foreground" style:vertical-pos="from-top" style:vertical-rel="paragraph" style:horizontal-pos="from-left" style:horizontal-rel="paragraph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53cm" fo:min-width="0.282cm" fo:padding-top="0cm" fo:padding-bottom="0cm" fo:padding-left="0cm" fo:padding-right="0cm" style:run-through="foreground" style:vertical-pos="from-top" style:vertical-rel="paragraph" style:horizontal-pos="from-left" style:horizontal-rel="paragraph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14.037cm" fo:padding-top="0cm" fo:padding-bottom="0cm" fo:padding-left="0cm" fo:padding-right="0cm" style:run-through="foreground" style:vertical-pos="from-top" style:vertical-rel="paragraph" style:horizontal-pos="from-left" style:horizontal-rel="paragraph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6.586cm" fo:padding-top="0cm" fo:padding-bottom="0cm" fo:padding-left="0cm" fo:padding-right="0cm" style:run-through="foreground" style:vertical-pos="from-top" style:vertical-rel="paragraph" style:horizontal-pos="from-left" style:horizontal-rel="paragraph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1.498cm" fo:padding-top="0cm" fo:padding-bottom="0cm" fo:padding-left="0cm" fo:padding-right="0cm" style:run-through="foreground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polygon text:anchor-type="paragraph" draw:z-index="0" draw:style-name="gr1" draw:text-style-name="P1" svg:width="15.901cm" svg:height="0.723cm" svg:x="0.15cm" svg:y="1.712cm" svg:viewBox="0 0 15902 724" draw:points="0,724 15902,724 15902,0 0,0"><text:p/></draw:polygon><draw:polygon text:anchor-type="paragraph" draw:z-index="1" draw:style-name="gr1" draw:text-style-name="P1" svg:width="7.691cm" svg:height="0.667cm" svg:x="0.15cm" svg:y="6.126cm" svg:viewBox="0 0 7692 668" draw:points="0,668 7692,668 7692,0 0,0"><text:p/></draw:polygon><draw:polygon text:anchor-type="paragraph" draw:z-index="2" draw:style-name="gr1" draw:text-style-name="P1" svg:width="8.313cm" svg:height="0.667cm" svg:x="7.842cm" svg:y="6.126cm" svg:viewBox="0 0 8314 668" draw:points="0,668 8314,668 8314,0 0,0"><text:p/></draw:polygon><draw:polygon text:anchor-type="paragraph" draw:z-index="3" draw:style-name="gr1" draw:text-style-name="P1" svg:width="16.036cm" svg:height="0.706cm" svg:x="0.15cm" svg:y="9.631cm" svg:viewBox="0 0 16037 707" draw:points="0,707 16037,707 16037,0 0,0"><text:p/></draw:polygon><draw:polygon text:anchor-type="paragraph" draw:z-index="5" draw:style-name="gr1" draw:text-style-name="P1" svg:width="15.901cm" svg:height="0.723cm" svg:x="0.15cm" svg:y="1.712cm" svg:viewBox="0 0 15902 724" draw:points="0,724 15902,724 15902,0 0,0"><text:p/></draw:polygon><draw:polygon text:anchor-type="paragraph" draw:z-index="6" draw:style-name="gr1" draw:text-style-name="P1" svg:width="7.691cm" svg:height="0.667cm" svg:x="0.15cm" svg:y="6.126cm" svg:viewBox="0 0 7692 668" draw:points="0,668 7692,668 7692,0 0,0"><text:p/></draw:polygon><draw:polygon text:anchor-type="paragraph" draw:z-index="7" draw:style-name="gr1" draw:text-style-name="P1" svg:width="8.313cm" svg:height="0.667cm" svg:x="7.842cm" svg:y="6.126cm" svg:viewBox="0 0 8314 668" draw:points="0,668 8314,668 8314,0 0,0"><text:p/></draw:polygon><draw:polygon text:anchor-type="paragraph" draw:z-index="8" draw:style-name="gr1" draw:text-style-name="P1" svg:width="16.036cm" svg:height="0.706cm" svg:x="0.15cm" svg:y="9.631cm" svg:viewBox="0 0 16037 707" draw:points="0,707 16037,707 16037,0 0,0"><text:p/></draw:polygon><draw:frame text:anchor-type="paragraph" draw:z-index="9" draw:style-name="gr2" draw:text-style-name="P3" svg:width="0.502cm" svg:height="0.429cm" svg:x="0.358cm" svg:y="-1.88cm"><draw:text-box><text:p text:style-name="P2"><text:span text:style-name="T1">To:</text:span></text:p></draw:text-box></draw:frame><draw:frame text:anchor-type="paragraph" draw:z-index="10" draw:style-name="gr3" draw:text-style-name="P3" svg:width="3.717cm" svg:height="0.429cm" svg:x="4.628cm" svg:y="-1.94cm"><draw:text-box><text:p text:style-name="P2"><text:span text:style-name="T1">Mrs. Srishti Srivastava</text:span></text:p></draw:text-box></draw:frame><draw:frame text:anchor-type="paragraph" draw:z-index="11" draw:style-name="gr4" draw:text-style-name="P3" svg:width="0.98cm" svg:height="0.429cm" svg:x="0.358cm" svg:y="-1.122cm"><draw:text-box><text:p text:style-name="P2"><text:span text:style-name="T1">From:</text:span></text:p></draw:text-box></draw:frame><draw:frame text:anchor-type="paragraph" draw:z-index="12" draw:style-name="gr5" draw:text-style-name="P3" svg:width="3.326cm" svg:height="0.429cm" svg:x="4.628cm" svg:y="-1.182cm"><draw:text-box><text:p text:style-name="P2"><text:span text:style-name="T1">K</text:span><text:span text:style-name="T1">.</text:span><text:span text:style-name="T1">A</text:span><text:span text:style-name="T1">n</text:span><text:span text:style-name="T1">a</text:span><text:span text:style-name="T1">n</text:span><text:span text:style-name="T1">t</text:span><text:span text:style-name="T1">h</text:span><text:span text:style-name="T1">a</text:span><text:span text:style-name="T1"> </text:span><text:span text:style-name="T1">K</text:span><text:span text:style-name="T1">r</text:span><text:span text:style-name="T1">i</text:span><text:span text:style-name="T1">s</text:span><text:span text:style-name="T1">h</text:span><text:span text:style-name="T1">n</text:span><text:span text:style-name="T1">a</text:span><text:span text:style-name="T1">n</text:span></text:p></draw:text-box></draw:frame><draw:frame text:anchor-type="paragraph" draw:z-index="13" draw:style-name="gr6" draw:text-style-name="P3" svg:width="1.354cm" svg:height="0.429cm" svg:x="0.358cm" svg:y="-0.36cm"><draw:text-box><text:p text:style-name="P2"><text:span text:style-name="T1">Subject:</text:span></text:p></draw:text-box></draw:frame><draw:frame text:anchor-type="paragraph" draw:z-index="14" draw:style-name="gr7" draw:text-style-name="P3" svg:width="3.712cm" svg:height="0.429cm" svg:x="4.544cm" svg:y="-0.402cm"><draw:text-box><text:p text:style-name="P2"><text:span text:style-name="T1">Weekly Status Report </text:span></text:p></draw:text-box></draw:frame><draw:frame text:anchor-type="paragraph" draw:z-index="15" draw:style-name="gr8" draw:text-style-name="P3" svg:width="2.454cm" svg:height="0.429cm" svg:x="0.358cm" svg:y="0.339cm"><draw:text-box><text:p text:style-name="P2"><text:span text:style-name="T1">Period Ending:</text:span></text:p></draw:text-box></draw:frame><draw:polygon text:anchor-type="paragraph" draw:z-index="16" draw:style-name="gr9" draw:text-style-name="P4" svg:width="15.918cm" svg:height="0.021cm" svg:x="0.143cm" svg:y="1.712cm" svg:viewBox="0 0 15919 22" draw:points="0,0 7,10 18,22 15901,22 15909,10 15919,0"><text:p/></draw:polygon><draw:polygon text:anchor-type="paragraph" draw:z-index="17" draw:style-name="gr9" draw:text-style-name="P4" svg:width="15.901cm" svg:height="0.021cm" svg:x="0.15cm" svg:y="2.435cm" svg:viewBox="0 0 15902 22" draw:points="11,0 0,11 11,22 15894,22 15902,11 15894,0"><text:p/></draw:polygon><draw:polygon text:anchor-type="paragraph" draw:z-index="18" draw:style-name="gr9" draw:text-style-name="P4" svg:width="15.918cm" svg:height="0.021cm" svg:x="0.143cm" svg:y="5.258cm" svg:viewBox="0 0 15919 22" draw:points="18,0 7,11 0,22 15919,22 15909,11 15901,0"><text:p/></draw:polygon><draw:polygon text:anchor-type="paragraph" draw:z-index="19" draw:style-name="gr9" draw:text-style-name="P4" svg:width="0.018cm" svg:height="0.744cm" svg:x="0.143cm" svg:y="1.712cm" svg:viewBox="0 0 19 745" draw:points="0,745 7,734 19,724 19,21 7,10 0,0"><text:p/></draw:polygon><draw:polygon text:anchor-type="paragraph" draw:z-index="20" draw:style-name="gr9" draw:text-style-name="P4" svg:width="0.018cm" svg:height="2.843cm" svg:x="0.143cm" svg:y="2.435cm" svg:viewBox="0 0 19 2844" draw:points="0,2844 7,2834 19,2823 19,21 7,10 0,0"><text:p/></draw:polygon><draw:polygon text:anchor-type="paragraph" draw:z-index="21" draw:style-name="gr9" draw:text-style-name="P4" svg:width="0.018cm" svg:height="0.744cm" svg:x="16.043cm" svg:y="1.712cm" svg:viewBox="0 0 19 745" draw:points="0,724 8,734 19,745 19,0 8,10 0,21"><text:p/></draw:polygon><draw:polygon text:anchor-type="paragraph" draw:z-index="22" draw:style-name="gr9" draw:text-style-name="P4" svg:width="0.018cm" svg:height="2.843cm" svg:x="16.043cm" svg:y="2.435cm" svg:viewBox="0 0 19 2844" draw:points="0,2823 8,2834 19,2844 19,0 8,10 0,21"><text:p/></draw:polygon><draw:frame text:anchor-type="paragraph" draw:z-index="23" draw:style-name="gr10" draw:text-style-name="P3" svg:width="3.093cm" svg:height="0.429cm" svg:x="4.628cm" svg:y="0.339cm"><draw:text-box><text:p text:style-name="P2"><text:span text:style-name="T1">Week 6/7 – 14/7</text:span></text:p></draw:text-box></draw:frame><draw:frame text:anchor-type="paragraph" draw:z-index="24" draw:style-name="gr11" draw:text-style-name="P3" svg:width="6.614cm" svg:height="0.429cm" svg:x="4.807cm" svg:y="1.88cm"><draw:text-box><text:p text:style-name="P2"><text:span text:style-name="T1">ACTIVITIES COMPLETED THIS WEEK</text:span></text:p></draw:text-box></draw:frame><draw:frame text:anchor-type="paragraph" draw:z-index="25" draw:style-name="gr12" draw:text-style-name="P3" svg:width="14.255cm" svg:height="2.287cm" svg:x="0.998cm" svg:y="2.568cm"><draw:text-box><text:p>•<text:span text:style-name="T2">F</text:span><text:span text:style-name="T2">i</text:span><text:span text:style-name="T2">r</text:span><text:span text:style-name="T2">s</text:span><text:span text:style-name="T2">t</text:span><text:span text:style-name="T2"> </text:span><text:span text:style-name="T2">o</text:span><text:span text:style-name="T2">p</text:span><text:span text:style-name="T2">e</text:span><text:span text:style-name="T2">n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h</text:span><text:span text:style-name="T2">a</text:span><text:span text:style-name="T2">p</text:span><text:span text:style-name="T2">e</text:span><text:span text:style-name="T2">f</text:span><text:span text:style-name="T2">i</text:span><text:span text:style-name="T2">l</text:span><text:span text:style-name="T2">e</text:span><text:span text:style-name="T2"> </text:span><text:span text:style-name="T2">h</text:span><text:span text:style-name="T2">a</text:span><text:span text:style-name="T2">s</text:span><text:span text:style-name="T2"> </text:span><text:span text:style-name="T2">b</text:span><text:span text:style-name="T2">e</text:span><text:span text:style-name="T2">e</text:span><text:span text:style-name="T2">n</text:span><text:span text:style-name="T2"> </text:span><text:span text:style-name="T2">d</text:span><text:span text:style-name="T2">o</text:span><text:span text:style-name="T2">n</text:span><text:span text:style-name="T2">e</text:span><text:span text:style-name="T2"> </text:span><text:span text:style-name="T2">t</text:span><text:span text:style-name="T2">h</text:span><text:span text:style-name="T2">e</text:span><text:span text:style-name="T2">n</text:span><text:span text:style-name="T2"> </text:span><text:span text:style-name="T2">s</text:span><text:span text:style-name="T2">h</text:span><text:span text:style-name="T2">a</text:span><text:span text:style-name="T2">p</text:span><text:span text:style-name="T2">e</text:span><text:span text:style-name="T2">f</text:span><text:span text:style-name="T2">i</text:span><text:span text:style-name="T2">l</text:span><text:span text:style-name="T2">e</text:span><text:span text:style-name="T2"> </text:span><text:span text:style-name="T2">o</text:span><text:span text:style-name="T2">p</text:span><text:span text:style-name="T2">e</text:span><text:span text:style-name="T2">n</text:span><text:span text:style-name="T2">s</text:span><text:span text:style-name="T2"> </text:span><text:span text:style-name="T2">u</text:span><text:span text:style-name="T2">p</text:span><text:span text:style-name="T2"> </text:span><text:span text:style-name="T2">w</text:span><text:span text:style-name="T2">i</text:span><text:span text:style-name="T2">t</text:span><text:span text:style-name="T2">h</text:span></text:p><text:p text:style-name="P2"><text:span text:style-name="T3"><text:s/></text:span><text:span text:style-name="T3">a</text:span><text:span text:style-name="T3"> </text:span><text:span text:style-name="T3">c</text:span><text:span text:style-name="T3">u</text:span><text:span text:style-name="T3">r</text:span><text:span text:style-name="T3">s</text:span><text:span text:style-name="T3">e</text:span><text:span text:style-name="T3">r</text:span><text:span text:style-name="T3"> </text:span><text:span text:style-name="T3">a</text:span><text:span text:style-name="T3">n</text:span><text:span text:style-name="T3">d</text:span><text:span text:style-name="T3"> </text:span><text:span text:style-name="T3">w</text:span><text:span text:style-name="T3">e</text:span><text:span text:style-name="T3"> </text:span><text:span text:style-name="T3">c</text:span><text:span text:style-name="T3">a</text:span><text:span text:style-name="T3">n</text:span><text:span text:style-name="T3"> </text:span><text:span text:style-name="T3">c</text:span><text:span text:style-name="T3">l</text:span><text:span text:style-name="T3">i</text:span><text:span text:style-name="T3">c</text:span><text:span text:style-name="T3">k</text:span><text:span text:style-name="T3"> </text:span><text:span text:style-name="T3">o</text:span><text:span text:style-name="T3">n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a</text:span><text:span text:style-name="T3">k</text:span><text:span text:style-name="T3">e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o</text:span><text:span text:style-name="T3">r</text:span><text:span text:style-name="T3">d</text:span><text:span text:style-name="T3">i</text:span><text:span text:style-name="T3">n</text:span><text:span text:style-name="T3">a</text:span><text:span text:style-name="T3">t</text:span><text:span text:style-name="T3">e</text:span><text:span text:style-name="T3">s</text:span><text:span text:style-name="T3">. </text:span></text:p><text:p text:style-name="P2"><text:span text:style-name="T3"><text:s/></text:span><text:span text:style-name="T3">N</text:span><text:span text:style-name="T3">o</text:span><text:span text:style-name="T3">w</text:span><text:span text:style-name="T3"> </text:span><text:span text:style-name="T3">t</text:span><text:span text:style-name="T3">h</text:span><text:span text:style-name="T3">o</text:span><text:span text:style-name="T3">s</text:span><text:span text:style-name="T3">e</text:span><text:span text:style-name="T3"> </text:span><text:span text:style-name="T3">c</text:span><text:span text:style-name="T3">o</text:span><text:span text:style-name="T3">o</text:span><text:span text:style-name="T3">r</text:span><text:span text:style-name="T3">d</text:span><text:span text:style-name="T3">i</text:span><text:span text:style-name="T3">n</text:span><text:span text:style-name="T3">a</text:span><text:span text:style-name="T3">t</text:span><text:span text:style-name="T3">e</text:span><text:span text:style-name="T3">s</text:span><text:span text:style-name="T3"> </text:span><text:span text:style-name="T3">c</text:span><text:span text:style-name="T3">a</text:span><text:span text:style-name="T3">n</text:span><text:span text:style-name="T3"> </text:span><text:span text:style-name="T3">b</text:span><text:span text:style-name="T3">e</text:span><text:span text:style-name="T3"> </text:span><text:span text:style-name="T3">s</text:span><text:span text:style-name="T3">e</text:span><text:span text:style-name="T3">n</text:span><text:span text:style-name="T3">t</text:span><text:span text:style-name="T3"> </text:span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a</text:span><text:span text:style-name="T3">f</text:span><text:span text:style-name="T3">f</text:span><text:span text:style-name="T3">i</text:span><text:span text:style-name="T3">n</text:span><text:span text:style-name="T3">e</text:span><text:span text:style-name="T3"> </text:span><text:span text:style-name="T3">t</text:span><text:span text:style-name="T3">r</text:span><text:span text:style-name="T3">a</text:span><text:span text:style-name="T3">n</text:span><text:span text:style-name="T3">s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n</text:span><text:span text:style-name="T3">d</text:span><text:span text:style-name="T3"> </text:span></text:p><text:p text:style-name="P2"><text:span text:style-name="T3"><text:s/></text:span><text:span text:style-name="T3">t</text:span><text:span text:style-name="T3">h</text:span><text:span text:style-name="T3">e</text:span><text:span text:style-name="T3">n</text:span><text:span text:style-name="T3"> <text:s/></text:span><text:span text:style-name="T3">w</text:span><text:span text:style-name="T3">e</text:span><text:span text:style-name="T3"> </text:span><text:span text:style-name="T3">p</text:span><text:span text:style-name="T3">r</text:span><text:span text:style-name="T3">o</text:span><text:span text:style-name="T3">d</text:span><text:span text:style-name="T3">u</text:span><text:span text:style-name="T3">c</text:span><text:span text:style-name="T3">e</text:span><text:span text:style-name="T3"> </text:span><text:span text:style-name="T3">a</text:span><text:span text:style-name="T3"> </text:span><text:span text:style-name="T3">t</text:span><text:span text:style-name="T3">a</text:span><text:span text:style-name="T3">b</text:span><text:span text:style-name="T3">l</text:span><text:span text:style-name="T3">e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a</text:span><text:span text:style-name="T3">l</text:span><text:span text:style-name="T3">l </text:span><text:span text:style-name="T3">t</text:span><text:span text:style-name="T3">h</text:span><text:span text:style-name="T3">e</text:span><text:span text:style-name="T3"> </text:span><text:span text:style-name="T3">v</text:span><text:span text:style-name="T3">a</text:span><text:span text:style-name="T3">l</text:span><text:span text:style-name="T3">u</text:span><text:span text:style-name="T3">e</text:span><text:span text:style-name="T3">s</text:span><text:span text:style-name="T3"> </text:span><text:span text:style-name="T3">f</text:span><text:span text:style-name="T3">o</text:span><text:span text:style-name="T3">r</text:span><text:span text:style-name="T3">m</text:span><text:span text:style-name="T3">e</text:span><text:span text:style-name="T3">d</text:span><text:span text:style-name="T3"> </text:span><text:span text:style-name="T3">d</text:span><text:span text:style-name="T3">u</text:span><text:span text:style-name="T3">r</text:span><text:span text:style-name="T3">i</text:span><text:span text:style-name="T3">n</text:span><text:span text:style-name="T3">g</text:span><text:span text:style-name="T3"> </text:span><text:span text:style-name="T3">a</text:span><text:span text:style-name="T3">f</text:span><text:span text:style-name="T3">f</text:span><text:span text:style-name="T3">i</text:span><text:span text:style-name="T3">n</text:span><text:span text:style-name="T3">e</text:span></text:p><text:p><text:span text:style-name="T2"><text:s/></text:span><text:span text:style-name="T2">t</text:span><text:span text:style-name="T2">r</text:span><text:span text:style-name="T2">a</text:span><text:span text:style-name="T2">n</text:span><text:span text:style-name="T2">s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a</text:span><text:span text:style-name="T2"> </text:span><text:span text:style-name="T2">s</text:span><text:span text:style-name="T2">m</text:span><text:span text:style-name="T2">a</text:span><text:span text:style-name="T2">l</text:span><text:span text:style-name="T2">l </text:span><text:span text:style-name="T2">g</text:span><text:span text:style-name="T2">u</text:span><text:span text:style-name="T2">i </text:span><text:span text:style-name="T2">h</text:span><text:span text:style-name="T2">a</text:span><text:span text:style-name="T2">s</text:span><text:span text:style-name="T2"> </text:span><text:span text:style-name="T2">b</text:span><text:span text:style-name="T2">e</text:span><text:span text:style-name="T2"> </text:span><text:span text:style-name="T2">d</text:span><text:span text:style-name="T2">o</text:span><text:span text:style-name="T2">n</text:span><text:span text:style-name="T2">e</text:span><text:span text:style-name="T2"> </text:span></text:p></draw:text-box></draw:frame><draw:frame text:anchor-type="paragraph" draw:z-index="26" draw:style-name="gr13" draw:text-style-name="P3" svg:width="0.371cm" svg:height="0.459cm" svg:x="0.998cm" svg:y="3.563cm"><draw:text-box><text:p text:style-name="P2"><text:span text:style-name="T4">•</text:span></text:p></draw:text-box></draw:frame><draw:polygon text:anchor-type="paragraph" draw:z-index="27" draw:style-name="gr9" draw:text-style-name="P4" svg:width="7.708cm" svg:height="0.021cm" svg:x="0.143cm" svg:y="6.126cm" svg:viewBox="0 0 7709 22" draw:points="0,0 7,10 18,22 7692,22 7699,10 7709,0"><text:p/></draw:polygon><draw:polygon text:anchor-type="paragraph" draw:z-index="28" draw:style-name="gr9" draw:text-style-name="P4" svg:width="8.33cm" svg:height="0.021cm" svg:x="7.835cm" svg:y="6.126cm" svg:viewBox="0 0 8331 22" draw:points="0,0 7,10 17,22 8314,22 8321,10 8331,0"><text:p/></draw:polygon><draw:polygon text:anchor-type="paragraph" draw:z-index="29" draw:style-name="gr9" draw:text-style-name="P4" svg:width="7.691cm" svg:height="0.021cm" svg:x="0.15cm" svg:y="6.792cm" svg:viewBox="0 0 7692 22" draw:points="11,0 0,10 11,22 7685,22 7692,10 7685,0"><text:p/></draw:polygon><draw:polygon text:anchor-type="paragraph" draw:z-index="30" draw:style-name="gr9" draw:text-style-name="P4" svg:width="8.313cm" svg:height="0.021cm" svg:x="7.842cm" svg:y="6.792cm" svg:viewBox="0 0 8314 22" draw:points="10,0 0,10 10,22 8307,22 8314,10 8307,0"><text:p/></draw:polygon><draw:polygon text:anchor-type="paragraph" draw:z-index="31" draw:style-name="gr9" draw:text-style-name="P4" svg:width="7.708cm" svg:height="0.021cm" svg:x="0.143cm" svg:y="8.764cm" svg:viewBox="0 0 7709 22" draw:points="18,0 7,10 0,22 7709,22 7699,10 7692,0"><text:p/></draw:polygon><draw:polygon text:anchor-type="paragraph" draw:z-index="32" draw:style-name="gr9" draw:text-style-name="P4" svg:width="8.33cm" svg:height="0.021cm" svg:x="7.835cm" svg:y="8.764cm" svg:viewBox="0 0 8331 22" draw:points="17,0 7,10 0,22 8331,22 8321,10 8314,0"><text:p/></draw:polygon><draw:polygon text:anchor-type="paragraph" draw:z-index="33" draw:style-name="gr9" draw:text-style-name="P4" svg:width="0.018cm" svg:height="0.688cm" svg:x="0.143cm" svg:y="6.126cm" svg:viewBox="0 0 19 689" draw:points="0,689 7,678 19,668 19,21 7,10 0,0"><text:p/></draw:polygon><draw:polygon text:anchor-type="paragraph" draw:z-index="34" draw:style-name="gr9" draw:text-style-name="P4" svg:width="0.018cm" svg:height="1.993cm" svg:x="0.143cm" svg:y="6.792cm" svg:viewBox="0 0 19 1994" draw:points="0,1994 7,1983 19,1973 19,21 7,10 0,0"><text:p/></draw:polygon><draw:polygon text:anchor-type="paragraph" draw:z-index="35" draw:style-name="gr9" draw:text-style-name="P4" svg:width="0.017cm" svg:height="0.667cm" svg:x="7.835cm" svg:y="6.135cm" svg:viewBox="0 0 18 668" draw:points="0,658 7,668 18,658 18,11 7,0 0,11"><text:p/></draw:polygon><draw:polygon text:anchor-type="paragraph" draw:z-index="36" draw:style-name="gr9" draw:text-style-name="P4" svg:width="0.017cm" svg:height="1.972cm" svg:x="7.835cm" svg:y="6.802cm" svg:viewBox="0 0 18 1973" draw:points="0,1963 7,1973 18,1963 18,11 7,0 0,11"><text:p/></draw:polygon><draw:polygon text:anchor-type="paragraph" draw:z-index="37" draw:style-name="gr9" draw:text-style-name="P4" svg:width="0.017cm" svg:height="0.688cm" svg:x="16.148cm" svg:y="6.126cm" svg:viewBox="0 0 18 689" draw:points="0,668 7,678 18,689 18,0 7,10 0,21"><text:p/></draw:polygon><draw:polygon text:anchor-type="paragraph" draw:z-index="38" draw:style-name="gr9" draw:text-style-name="P4" svg:width="0.017cm" svg:height="1.993cm" svg:x="16.148cm" svg:y="6.792cm" svg:viewBox="0 0 18 1994" draw:points="0,1973 7,1983 18,1994 18,0 7,10 0,21"><text:p/></draw:polygon><draw:frame text:anchor-type="paragraph" draw:z-index="39" draw:style-name="gr14" draw:text-style-name="P3" svg:width="4.444cm" svg:height="0.429cm" svg:x="1.787cm" svg:y="6.265cm"><draw:text-box><text:p text:style-name="P2"><text:span text:style-name="T1">ACTIVITIES </text:span><text:span text:style-name="T1">IN PROCESS</text:span></text:p></draw:text-box></draw:frame><draw:frame text:anchor-type="paragraph" draw:z-index="40" draw:style-name="gr15" draw:text-style-name="P3" svg:width="2.486cm" svg:height="0.429cm" svg:x="10.765cm" svg:y="6.265cm"><draw:text-box><text:p text:style-name="P2"><text:span text:style-name="T1">NEXT ACTION</text:span></text:p></draw:text-box></draw:frame><draw:frame text:anchor-type="paragraph" draw:z-index="41" draw:style-name="gr13" draw:text-style-name="P3" svg:width="0.371cm" svg:height="0.459cm" svg:x="0.998cm" svg:y="6.922cm"><draw:text-box><text:p text:style-name="P2"><text:span text:style-name="T4"></text:span></text:p></draw:text-box></draw:frame><draw:frame text:anchor-type="paragraph" draw:z-index="42" draw:style-name="gr16" draw:text-style-name="P3" svg:width="6.716cm" svg:height="2.137cm" svg:x="1.115cm" svg:y="6.899cm"><draw:text-box><text:p text:style-name="P2"><text:span text:style-name="T1">T</text:span><text:span text:style-name="T1">r</text:span><text:span text:style-name="T1">y</text:span><text:span text:style-name="T1">i</text:span><text:span text:style-name="T1">n</text:span><text:span text:style-name="T1">g</text:span><text:span text:style-name="T1"> </text:span><text:span text:style-name="T1">t</text:span><text:span text:style-name="T1">o</text:span><text:span text:style-name="T1"> </text:span><text:span text:style-name="T1">u</text:span><text:span text:style-name="T1">s</text:span><text:span text:style-name="T1">e</text:span><text:span text:style-name="T1"> </text:span><text:span text:style-name="T1">t</text:span><text:span text:style-name="T1">o</text:span><text:span text:style-name="T1"> </text:span><text:span text:style-name="T1">c</text:span><text:span text:style-name="T1">o</text:span><text:span text:style-name="T1">o</text:span><text:span text:style-name="T1">r</text:span><text:span text:style-name="T1">d</text:span><text:span text:style-name="T1">i</text:span><text:span text:style-name="T1">n</text:span><text:span text:style-name="T1">a</text:span><text:span text:style-name="T1">t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/text:p><text:p text:style-name="P2"><text:span text:style-name="T1"><text:s/></text:span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o</text:span><text:span text:style-name="T1">r</text:span><text:span text:style-name="T1">m</text:span><text:span text:style-name="T1"> </text:span><text:span text:style-name="T1">i</text:span><text:span text:style-name="T1">t</text:span><text:span text:style-name="T1"> 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q</text:span><text:span text:style-name="T1">u</text:span><text:span text:style-name="T1">i</text:span><text:span text:style-name="T1">r</text:span><text:span text:style-name="T1">e</text:span><text:span text:style-name="T1">d</text:span><text:span text:style-name="T1"> </text:span><text:span text:style-name="T1">c</text:span><text:span text:style-name="T1">o</text:span><text:span text:style-name="T1">o</text:span><text:span text:style-name="T1">r</text:span><text:span text:style-name="T1">d</text:span><text:span text:style-name="T1">i</text:span><text:span text:style-name="T1">n</text:span><text:span text:style-name="T1">a</text:span><text:span text:style-name="T1">t</text:span><text:span text:style-name="T1">e</text:span><text:span text:style-name="T1">s</text:span><text:span text:style-name="T1"> </text:span></text:p></draw:text-box></draw:frame><draw:polygon text:anchor-type="paragraph" draw:z-index="43" draw:style-name="gr9" draw:text-style-name="P4" svg:width="16.054cm" svg:height="0.022cm" svg:x="0.143cm" svg:y="9.631cm" svg:viewBox="0 0 16055 23" draw:points="0,0 7,11 18,23 16037,23 16044,11 16055,0"><text:p/></draw:polygon><draw:polygon text:anchor-type="paragraph" draw:z-index="44" draw:style-name="gr9" draw:text-style-name="P4" svg:width="16.036cm" svg:height="0.021cm" svg:x="0.15cm" svg:y="10.338cm" svg:viewBox="0 0 16037 22" draw:points="11,0 0,12 11,22 16030,22 16037,12 16030,0"><text:p/></draw:polygon><draw:polygon text:anchor-type="paragraph" draw:z-index="45" draw:style-name="gr9" draw:text-style-name="P4" svg:width="16.054cm" svg:height="0.021cm" svg:x="0.143cm" svg:y="12.083cm" svg:viewBox="0 0 16055 22" draw:points="18,0 7,11 0,22 16055,22 16044,11 16037,0"><text:p/></draw:polygon><draw:polygon text:anchor-type="paragraph" draw:z-index="46" draw:style-name="gr9" draw:text-style-name="P4" svg:width="0.018cm" svg:height="0.727cm" svg:x="0.143cm" svg:y="9.631cm" svg:viewBox="0 0 19 728" draw:points="0,728 7,718 19,707 19,22 7,11 0,0"><text:p/></draw:polygon><draw:polygon text:anchor-type="paragraph" draw:z-index="47" draw:style-name="gr9" draw:text-style-name="P4" svg:width="0.018cm" svg:height="1.767cm" svg:x="0.143cm" svg:y="10.338cm" svg:viewBox="0 0 19 1768" draw:points="0,1768 7,1758 19,1747 19,21 7,11 0,0"><text:p/></draw:polygon><draw:polygon text:anchor-type="paragraph" draw:z-index="48" draw:style-name="gr9" draw:text-style-name="P4" svg:width="0.017cm" svg:height="0.727cm" svg:x="16.179cm" svg:y="9.631cm" svg:viewBox="0 0 18 728" draw:points="0,707 7,718 18,728 18,0 7,11 0,22"><text:p/></draw:polygon><draw:polygon text:anchor-type="paragraph" draw:z-index="49" draw:style-name="gr9" draw:text-style-name="P4" svg:width="0.017cm" svg:height="1.767cm" svg:x="16.179cm" svg:y="10.338cm" svg:viewBox="0 0 18 1768" draw:points="0,1747 7,1758 18,1768 18,0 7,11 0,21"><text:p/></draw:polygon><draw:frame text:anchor-type="paragraph" draw:z-index="50" draw:style-name="gr17" draw:text-style-name="P3" svg:width="7.201cm" svg:height="0.429cm" svg:x="4.579cm" svg:y="9.79cm"><draw:text-box><text:p text:style-name="P2"><text:span text:style-name="T1">ACTIVITIES TO BE DONE IN NEXT WEEK</text:span></text:p></draw:text-box></draw:frame><draw:frame text:anchor-type="paragraph" draw:z-index="51" draw:style-name="gr18" draw:text-style-name="P5" svg:width="0.283cm" svg:height="0.354cm" svg:x="0.358cm" svg:y="10.548cm"><draw:text-box><text:p text:style-name="P2"><text:span text:style-name="T5"></text:span></text:p></draw:text-box></draw:frame><draw:frame text:anchor-type="paragraph" draw:z-index="52" draw:style-name="gr19" draw:text-style-name="P3" svg:width="14.038cm" svg:height="0.429cm" svg:x="0.998cm" svg:y="10.47cm"><draw:text-box><text:p text:style-name="P2"><text:span text:style-name="T1">Map the shapefiles based on the coordinates </text:span><text:span text:style-name="T1">and if possible overlay those shapefiles</text:span></text:p></draw:text-box></draw:frame><draw:frame text:anchor-type="paragraph" draw:z-index="53" draw:style-name="gr18" draw:text-style-name="P5" svg:width="0.283cm" svg:height="0.354cm" svg:x="0.358cm" svg:y="11.091cm"><draw:text-box><text:p text:style-name="P2"><text:span text:style-name="T5"></text:span></text:p></draw:text-box></draw:frame><draw:frame text:anchor-type="paragraph" draw:z-index="54" draw:style-name="gr18" draw:text-style-name="P5" svg:width="0.283cm" svg:height="0.354cm" svg:x="0.358cm" svg:y="11.631cm"><draw:text-box><text:p text:style-name="P2"><text:span text:style-name="T5"></text:span></text:p></draw:text-box></draw:frame><draw:polygon text:anchor-type="paragraph" draw:z-index="64" draw:style-name="gr9" draw:text-style-name="P4" svg:width="0.018cm" svg:height="0.741cm" svg:x="0.143cm" svg:y="15.018cm" svg:viewBox="0 0 19 742" draw:points="0,742 7,732 19,721 19,21 7,11 0,0"><text:p/></draw:polygon><draw:frame text:anchor-type="paragraph" draw:z-index="63" draw:style-name="gr13" draw:text-style-name="P3" svg:width="0.371cm" svg:height="0.459cm" svg:x="0.998cm" svg:y="13.79cm"><draw:text-box><text:p text:style-name="P2"><text:span text:style-name="T4"></text:span></text:p></draw:text-box></draw:frame><draw:frame text:anchor-type="paragraph" draw:z-index="65" draw:style-name="gr21" draw:text-style-name="P3" svg:width="1.498cm" svg:height="0.429cm" svg:x="1.318cm" svg:y="13.794cm"><draw:text-box><text:p text:style-name="P2"><text:span text:style-name="T1"><text:s/></text:span><text:span text:style-name="T1">--None--</text:span></text:p></draw:text-box></draw:frame><draw:polygon text:anchor-type="paragraph" draw:z-index="57" draw:style-name="gr9" draw:text-style-name="P4" svg:width="16.186cm" svg:height="0.021cm" svg:x="0.143cm" svg:y="14.362cm" svg:viewBox="0 0 16187 22" draw:points="18,0 7,12 0,22 16187,22 16175,12 16168,0"><text:p/></draw:polygon><draw:polygon text:anchor-type="paragraph" draw:z-index="59" draw:style-name="gr9" draw:text-style-name="P4" svg:width="0.018cm" svg:height="0.726cm" svg:x="0.143cm" svg:y="13.657cm" svg:viewBox="0 0 19 727" draw:points="0,727 7,717 19,706 19,21 7,10 0,0"><text:p/></draw:polygon><draw:polygon text:anchor-type="paragraph" draw:z-index="56" draw:style-name="gr9" draw:text-style-name="P4" svg:width="16.167cm" svg:height="0.021cm" svg:x="0.15cm" svg:y="13.657cm" svg:viewBox="0 0 16168 22" draw:points="11,0 0,10 11,22 16161,22 16168,10 16161,0"><text:p/></draw:polygon><draw:polygon text:anchor-type="paragraph" draw:z-index="61" draw:style-name="gr9" draw:text-style-name="P4" svg:width="0.019cm" svg:height="0.726cm" svg:x="16.313cm" svg:y="13.657cm" svg:viewBox="0 0 20 727" draw:points="0,706 8,717 20,727 20,0 8,10 0,21"><text:p/></draw:polygon><draw:frame text:anchor-type="paragraph" draw:z-index="62" draw:style-name="gr20" draw:text-style-name="P3" svg:width="6.587cm" svg:height="0.429cm" svg:x="4.955cm" svg:y="13.113cm"><draw:text-box><text:p><text:span text:style-name="T1">ISSUES FOR IMMEDIATE ATTENTION</text:span></text:p></draw:text-box></draw:frame><draw:polygon text:anchor-type="paragraph" draw:z-index="55" draw:style-name="gr9" draw:text-style-name="P4" svg:width="16.186cm" svg:height="0.021cm" svg:x="0.143cm" svg:y="12.952cm" svg:viewBox="0 0 16187 22" draw:points="0,0 7,11 18,22 16168,22 16175,11 16187,0"><text:p/></draw:polygon><draw:polygon text:anchor-type="paragraph" draw:z-index="60" draw:style-name="gr9" draw:text-style-name="P4" svg:width="0.019cm" svg:height="0.727cm" svg:x="16.313cm" svg:y="12.952cm" svg:viewBox="0 0 20 728" draw:points="0,707 8,717 20,728 20,0 8,11 0,21"><text:p/></draw:polygon><draw:polygon text:anchor-type="paragraph" draw:z-index="58" draw:style-name="gr9" draw:text-style-name="P4" svg:width="0.018cm" svg:height="0.727cm" svg:x="0.143cm" svg:y="12.952cm" svg:viewBox="0 0 19 728" draw:points="0,728 7,717 19,707 19,21 7,11 0,0"><text:p/></draw:polygon><draw:polygon text:anchor-type="paragraph" draw:z-index="4" draw:style-name="gr1" draw:text-style-name="P1" svg:width="16.167cm" svg:height="0.706cm" svg:x="0.15cm" svg:y="12.952cm" svg:viewBox="0 0 16168 707" draw:points="0,707 16168,707 16168,0 0,0"><text:p/></draw:polyg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Symbol" svg:font-family="OpenSymbol"/>
    <style:font-face style:name="FreeSans2" svg:font-family="FreeSans" style:font-family-generic="swiss"/>
    <style:font-face style:name="Arial1" svg:font-family="Arial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OpenSymbol1" svg:font-family="OpenSymbol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7:05:57.882476533</meta:creation-date>
    <dc:date>2017-07-14T16:30:24.393152809</dc:date>
    <meta:editing-duration>PT24M27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